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4cd" officeooo:paragraph-rsid="0011b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 = int(input(« entrer un nombre : « ))</text:p>
      <text:p text:style-name="P1">if a%2 == 0 :</text:p>
      <text:p text:style-name="P1">print(«pair »)</text:p>
      <text:p text:style-name="P1">else :</text:p>
      <text:p text:style-name="P1">print(« impair »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37:23.418927602</meta:creation-date>
    <dc:date>2019-04-10T11:38:18.763154010</dc:date>
    <meta:editing-duration>PT55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5" meta:word-count="21" meta:character-count="90" meta:non-whitespace-character-count="73"/>
  </office:meta>
</office:document-meta>
</file>